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36cm"/>
    </style:style>
    <style:style style:name="gr4" style:family="graphic" style:parent-style-name="standard">
      <style:graphic-properties draw:stroke="none" svg:stroke-color="#000000" draw:fill="none" draw:fill-color="#ffffff" fo:min-height="0.661cm"/>
    </style:style>
    <style:style style:name="gr5" style:family="graphic" style:parent-style-name="objectwithoutfill">
      <style:graphic-properties draw:marker-end="Arrow" draw:marker-end-width="0.15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marker-start="" draw:marker-start-width="0.2cm" draw:marker-end="Arrow" draw:marker-end-width="0.152cm" draw:fill="none" draw:textarea-vertical-align="middle"/>
    </style:style>
    <style:style style:name="gr10" style:family="graphic" style:parent-style-name="standard">
      <style:graphic-properties svg:stroke-color="#000000" draw:marker-start="Arrow" draw:marker-start-width="0.152cm" draw:marker-end="Arrow" draw:marker-end-width="0.152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75cm"/>
    </style:style>
    <style:style style:name="gr12" style:family="graphic" style:parent-style-name="standard">
      <style:graphic-properties svg:stroke-width="0cm" svg:stroke-color="#000000" draw:marker-start="Arrow" draw:marker-start-width="0.152cm" draw:marker-end="Arrow" draw:marker-end-width="0.152cm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1.321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fo:min-height="0.635cm"/>
    </style:style>
    <style:style style:name="gr16" style:family="graphic" style:parent-style-name="standard">
      <style:graphic-properties draw:stroke="none" svg:stroke-color="#000000" draw:fill="none" draw:fill-color="#ffffff" fo:min-height="1.559cm"/>
    </style:style>
    <style:style style:name="gr17" style:family="graphic" style:parent-style-name="standard">
      <style:graphic-properties draw:stroke="none" svg:stroke-color="#000000" draw:fill="none" draw:fill-color="#ffffff" fo:min-height="0.705cm"/>
    </style:style>
    <style:style style:name="gr18" style:family="graphic" style:parent-style-name="standard">
      <style:graphic-properties draw:stroke="none" svg:stroke-color="#000000" draw:fill="none" draw:fill-color="#ffffff" fo:min-height="0.704cm"/>
    </style:style>
    <style:style style:name="gr19" style:family="graphic" style:parent-style-name="standard">
      <style:graphic-properties draw:stroke="none" svg:stroke-color="#000000" draw:fill="none" draw:fill-color="#ffffff" fo:min-height="0.365cm"/>
    </style:style>
    <style:style style:name="gr20" style:family="graphic" style:parent-style-name="standard">
      <style:graphic-properties draw:stroke="none" svg:stroke-color="#000000" draw:fill="none" draw:fill-color="#ffffff" fo:min-height="0.363cm"/>
    </style:style>
    <style:style style:name="gr21" style:family="graphic" style:parent-style-name="standard">
      <style:graphic-properties draw:stroke="none" svg:stroke-color="#000000" draw:fill="none" draw:fill-color="#ffffff" fo:min-height="0.364cm"/>
    </style:style>
    <style:style style:name="gr22" style:family="graphic" style:parent-style-name="standard">
      <style:graphic-properties draw:stroke="none" svg:stroke-color="#000000" draw:fill="none" draw:fill-color="#ffffff" fo:min-height="0.703cm"/>
    </style:style>
    <style:style style:name="gr23" style:family="graphic" style:parent-style-name="standard">
      <style:graphic-properties draw:stroke="none" svg:stroke-color="#000000" draw:fill="none" draw:fill-color="#ffffff" fo:min-height="0.544cm"/>
    </style:style>
    <style:style style:name="gr24" style:family="graphic" style:parent-style-name="standard">
      <style:graphic-properties draw:stroke="none" svg:stroke-color="#000000" draw:fill="none" draw:fill-color="#ffffff" fo:min-height="1.651cm"/>
    </style:style>
    <style:style style:name="gr25" style:family="graphic" style:parent-style-name="standard">
      <style:graphic-properties draw:stroke="none" svg:stroke-color="#000000" draw:fill="none" draw:fill-color="#ffffff" fo:min-height="0.816cm"/>
    </style:style>
    <style:style style:name="gr26" style:family="graphic" style:parent-style-name="standard">
      <style:graphic-properties draw:stroke="none" svg:stroke-color="#000000" draw:fill="none" draw:fill-color="#ffffff" fo:min-height="0.331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4cm" fo:min-width="1.531cm"/>
    </style:style>
    <style:style style:name="gr29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0.65cm" fo:min-width="4.1cm"/>
    </style:style>
    <style:style style:name="gr30" style:family="graphic" style:parent-style-name="standard">
      <style:graphic-properties draw:stroke="none" svg:stroke-color="#000000" draw:fill="none" draw:fill-color="#ffffff" fo:min-height="1.059cm"/>
    </style:style>
    <style:style style:name="gr31" style:family="graphic" style:parent-style-name="standard">
      <style:graphic-properties svg:stroke-color="#000000" draw:fill="solid" draw:fill-color="#ff6666" draw:textarea-vertical-align="middle"/>
    </style:style>
    <style:style style:name="gr32" style:family="graphic" style:parent-style-name="standard">
      <style:graphic-properties svg:stroke-color="#000000" draw:fill="solid" draw:fill-color="#b2b2b2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424cm"/>
    </style:style>
    <style:style style:name="gr34" style:family="graphic" style:parent-style-name="standard">
      <style:graphic-properties draw:stroke="none" svg:stroke-color="#000000" draw:fill="none" draw:fill-color="#ffffff" fo:min-height="2.116cm"/>
    </style:style>
    <style:style style:name="gr35" style:family="graphic" style:parent-style-name="standard">
      <style:graphic-properties draw:stroke="none" svg:stroke-color="#000000" draw:fill="none" draw:fill-color="#ffffff" fo:min-height="0.847cm"/>
    </style:style>
    <style:style style:name="gr36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37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4.04cm" fo:min-width="1.531cm"/>
    </style:style>
    <style:style style:name="gr38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65cm" fo:min-width="4.1cm"/>
    </style:style>
    <style:style style:name="P1" style:family="paragraph">
      <loext:graphic-properties draw:fill="solid" draw:fill-color="#ffffff"/>
      <style:paragraph-properties fo:text-align="center"/>
      <style:text-properties style:font-name="Helvetica Neue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Helvetica Neue" fo:font-size="8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style:font-name="Helvetica Neue"/>
    </style:style>
    <style:style style:name="P6" style:family="paragraph">
      <style:paragraph-properties fo:text-align="center"/>
      <style:text-properties style:font-name="Helvetica Neue"/>
    </style:style>
    <style:style style:name="P7" style:family="paragraph">
      <loext:graphic-properties draw:fill="none" draw:fill-color="#ffffff"/>
      <style:text-properties style:font-name="Helvetica Neu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Helvetica Neue" fo:font-size="18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6666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solid" draw:fill-color="#ff6666"/>
      <style:paragraph-properties fo:text-align="center"/>
      <style:text-properties style:font-name="Helvetica Neue" fo:font-size="10pt" style:font-size-asian="10pt" style:font-size-complex="10pt"/>
    </style:style>
    <style:style style:name="P13" style:family="paragraph">
      <loext:graphic-properties draw:fill="solid" draw:fill-color="#b2b2b2"/>
      <style:paragraph-properties fo:text-align="center"/>
      <style:text-properties style:font-name="Helvetica Neue" fo:font-size="10pt" style:font-size-asian="10pt" style:font-size-complex="10pt"/>
    </style:style>
    <style:style style:name="P14" style:family="paragraph">
      <loext:graphic-properties draw:fill="solid" draw:fill-color="#ff6666"/>
      <style:paragraph-properties fo:text-align="center"/>
    </style:style>
    <style:style style:name="P15" style:family="paragraph">
      <loext:graphic-properties draw:fill="solid" draw:fill-color="#b2b2b2"/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8pt" style:font-size-asian="8pt" style:font-size-complex="8pt"/>
    </style:style>
    <style:style style:name="T3" style:family="text">
      <style:text-properties style:font-name="Helvetica Neue"/>
    </style:style>
    <style:style style:name="T4" style:family="text">
      <style:text-properties style:font-name="Helvetica Neue" fo:font-size="18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rect draw:style-name="gr1" draw:text-style-name="P1" draw:layer="layout" svg:width="13.944cm" svg:height="11.176cm" svg:x="2.576cm" svg:y="1.143cm">
            <text:p/>
          </draw:rect>
          <draw:rect draw:style-name="gr2" draw:text-style-name="P3" draw:layer="layout" svg:width="1.707cm" svg:height="4.445cm" svg:x="4.374cm" svg:y="6.481cm">
            <text:p text:style-name="P2"><text:span text:style-name="T1">RAM</text:span></text:p>
          </draw:rect>
          <draw:frame draw:style-name="gr3" draw:text-style-name="P4" draw:layer="layout" svg:width="1.422cm" svg:height="0.586cm" svg:x="4.344cm" svg:y="6.033cm">
            <draw:text-box>
              <text:p><text:span text:style-name="T2">32x8</text:span></text:p>
            </draw:text-box>
          </draw:frame>
          <draw:g xml:id="id6" draw:id="id6">
            <draw:glue-point draw:id="4" svg:x="-5.006cm" svg:y="-1.257cm"/>
            <draw:glue-point draw:id="5" svg:x="5cm" svg:y="-1.257cm"/>
            <draw:rect draw:style-name="gr2" draw:text-style-name="P3" draw:layer="layout" svg:width="1.66cm" svg:height="0.513cm" svg:x="10.635cm" svg:y="1.27cm">
              <text:p text:style-name="P2"><text:span text:style-name="T1">cmd0</text:span></text:p>
            </draw:rect>
            <draw:rect draw:style-name="gr2" draw:text-style-name="P3" draw:layer="layout" svg:width="1.66cm" svg:height="0.513cm" svg:x="10.636cm" svg:y="1.778cm">
              <text:p text:style-name="P2"><text:span text:style-name="T1">cmd1</text:span></text:p>
            </draw:rect>
            <draw:rect draw:style-name="gr2" draw:text-style-name="P3" draw:layer="layout" svg:width="1.66cm" svg:height="0.513cm" svg:x="10.637cm" svg:y="2.286cm">
              <text:p text:style-name="P2"><text:span text:style-name="T1">...</text:span></text:p>
            </draw:rect>
            <draw:rect draw:style-name="gr2" draw:text-style-name="P3" draw:layer="layout" svg:width="1.66cm" svg:height="0.513cm" svg:x="10.637cm" svg:y="2.793cm">
              <text:p text:style-name="P2"><text:span text:style-name="T1">cmd8</text:span></text:p>
            </draw:rect>
          </draw:g>
          <draw:rect draw:style-name="gr2" draw:text-style-name="P3" xml:id="id5" draw:id="id5" draw:layer="layout" svg:width="3.984cm" svg:height="1.012cm" svg:x="9.781cm" svg:y="5.211cm">
            <text:p text:style-name="P2"><text:span text:style-name="T1">CMD_Controller</text:span></text:p>
          </draw:rect>
          <draw:rect draw:style-name="gr2" draw:text-style-name="P3" xml:id="id4" draw:id="id4" draw:layer="layout" svg:width="1.992cm" svg:height="0.891cm" svg:x="10.777cm" svg:y="7.241cm">
            <text:p text:style-name="P2"><text:span text:style-name="T1">SCL_FSM</text:span></text:p>
          </draw:rect>
          <draw:rect draw:style-name="gr2" draw:text-style-name="P3" draw:layer="layout" svg:width="1.991cm" svg:height="0.891cm" svg:x="10.778cm" svg:y="8.443cm">
            <text:p text:style-name="P2"><text:span text:style-name="T1">SDA_FSM</text:span></text:p>
          </draw:rect>
          <draw:rect draw:style-name="gr2" draw:text-style-name="P3" draw:layer="layout" svg:width="3.418cm" svg:height="0.891cm" svg:x="10.041cm" svg:y="10.035cm">
            <text:p text:style-name="P2"><text:span text:style-name="T1">DATA_Shifter</text:span></text:p>
          </draw:rect>
          <draw:frame draw:style-name="gr4" draw:text-style-name="P4" draw:layer="layout" svg:width="1.707cm" svg:height="0.911cm" svg:x="9.018cm" svg:y="2.033cm">
            <draw:text-box>
              <text:p><text:span text:style-name="T2">cmd_rd</text:span></text:p>
            </draw:text-box>
          </draw:frame>
          <draw:frame draw:style-name="gr4" draw:text-style-name="P4" draw:layer="layout" svg:width="2.111cm" svg:height="0.911cm" svg:x="12.2cm" svg:y="2.434cm">
            <draw:text-box>
              <text:p><text:span text:style-name="T2">cmd_done</text:span></text:p>
            </draw:text-box>
          </draw:frame>
          <draw:line draw:style-name="gr5" draw:text-style-name="P5" draw:layer="layout" svg:x1="11.393cm" svg:y1="3.307cm" svg:x2="11.393cm" svg:y2="5.212cm">
            <text:p/>
          </draw:line>
          <draw:frame draw:style-name="gr6" draw:text-style-name="P4" draw:layer="layout" svg:width="2.756cm" svg:height="0.758cm" svg:x="11.152cm" svg:y="3.614cm">
            <draw:text-box>
              <text:p><text:span text:style-name="T2">cmd_content</text:span></text:p>
            </draw:text-box>
          </draw:frame>
          <draw:line draw:style-name="gr5" draw:text-style-name="P5" draw:layer="layout" svg:x1="10.066cm" svg:y1="7.624cm" svg:x2="10.777cm" svg:y2="7.624cm">
            <text:p/>
          </draw:line>
          <draw:line draw:style-name="gr5" draw:text-style-name="P5" xml:id="id2" draw:id="id2" draw:layer="layout" svg:x1="10.067cm" svg:y1="8.774cm" svg:x2="10.778cm" svg:y2="8.774cm">
            <text:p/>
          </draw:line>
          <draw:line draw:style-name="gr7" draw:text-style-name="P5" xml:id="id1" draw:id="id1" draw:layer="layout" svg:x1="10.066cm" svg:y1="7.624cm" svg:x2="10.066cm" svg:y2="6.223cm">
            <text:p/>
          </draw:line>
          <draw:connector draw:style-name="gr8" draw:text-style-name="P6" draw:layer="layout" svg:x1="10.066cm" svg:y1="7.624cm" svg:x2="10.067cm" svg:y2="8.774cm" draw:start-shape="id1" draw:start-glue-point="2" draw:end-shape="id2" draw:end-glue-point="3" svg:d="M10066 7624v538h1v612" svg:viewBox="0 0 2 1151">
            <text:p/>
          </draw:connector>
          <draw:line draw:style-name="gr5" draw:text-style-name="P5" draw:layer="layout" svg:x1="12.769cm" svg:y1="7.824cm" svg:x2="15.615cm" svg:y2="7.824cm">
            <text:p/>
          </draw:line>
          <draw:frame draw:style-name="gr3" draw:text-style-name="P4" draw:layer="layout" svg:width="1.849cm" svg:height="0.586cm" svg:x="14.256cm" svg:y="7.343cm">
            <draw:text-box>
              <text:p><text:span text:style-name="T2">SCL</text:span></text:p>
            </draw:text-box>
          </draw:frame>
          <draw:frame draw:style-name="gr3" draw:text-style-name="P4" draw:layer="layout" svg:width="1.851cm" svg:height="0.586cm" svg:x="14.144cm" svg:y="10.044cm">
            <draw:text-box>
              <text:p><text:span text:style-name="T2">SDA</text:span></text:p>
            </draw:text-box>
          </draw:frame>
          <draw:line draw:style-name="gr9" draw:text-style-name="P5" draw:layer="layout" svg:x1="10.777cm" svg:y1="9.148cm" svg:x2="6.082cm" svg:y2="9.148cm">
            <text:p/>
          </draw:line>
          <draw:frame draw:style-name="gr3" draw:text-style-name="P4" draw:layer="layout" svg:width="1.281cm" svg:height="0.586cm" svg:x="7.22cm" svg:y="8.667cm">
            <draw:text-box>
              <text:p><text:span text:style-name="T2">r/w</text:span></text:p>
            </draw:text-box>
          </draw:frame>
          <draw:line draw:style-name="gr10" draw:text-style-name="P6" draw:layer="layout" svg:x1="6.082cm" svg:y1="10.545cm" svg:x2="10.009cm" svg:y2="10.545cm">
            <text:p/>
          </draw:line>
          <draw:frame draw:style-name="gr4" draw:text-style-name="P4" draw:layer="layout" svg:width="2.276cm" svg:height="0.911cm" svg:x="7.078cm" svg:y="10.037cm">
            <draw:text-box>
              <text:p><text:span text:style-name="T2">rdata/wdata</text:span></text:p>
            </draw:text-box>
          </draw:frame>
          <draw:frame draw:style-name="gr11" draw:text-style-name="P7" draw:layer="layout" svg:width="4.268cm" svg:height="1.725cm" svg:x="2.5cm" svg:y="1.047cm">
            <draw:text-box>
              <text:p><text:span text:style-name="T3">I2C_Master</text:span></text:p>
            </draw:text-box>
          </draw:frame>
          <draw:line draw:style-name="gr10" draw:text-style-name="P6" draw:layer="layout" svg:x1="13.48cm" svg:y1="10.545cm" svg:x2="15.699cm" svg:y2="10.545cm">
            <text:p/>
          </draw:line>
          <draw:line draw:style-name="gr12" draw:text-style-name="P6" draw:layer="layout" svg:x1="2.61cm" svg:y1="9.017cm" svg:x2="4.403cm" svg:y2="9.017cm">
            <text:p/>
          </draw:line>
          <draw:frame draw:style-name="gr6" draw:text-style-name="P4" draw:layer="layout" svg:width="2.134cm" svg:height="0.758cm" svg:x="2.637cm" svg:y="8.401cm">
            <draw:text-box>
              <text:p><text:span text:style-name="T2">APB BUS</text:span></text:p>
            </draw:text-box>
          </draw:frame>
          <draw:frame draw:style-name="gr13" draw:text-style-name="P4" draw:layer="layout" svg:width="4.41cm" svg:height="1.571cm" svg:x="12.39cm" svg:y="6.089cm">
            <draw:text-box>
              <text:p><text:span text:style-name="T2">SCL_LOW_PERIOD</text:span></text:p>
              <text:p><text:span text:style-name="T2">SCL_HIGH_PERIOD</text:span></text:p>
              <text:p><text:span text:style-name="T2">SCL_WAIT_HIGH_PERIOD</text:span></text:p>
            </draw:text-box>
          </draw:frame>
          <draw:line draw:style-name="gr7" draw:text-style-name="P5" xml:id="id3" draw:id="id3" draw:layer="layout" svg:x1="11.915cm" svg:y1="6.604cm" svg:x2="12.626cm" svg:y2="6.604cm">
            <text:p/>
          </draw:line>
          <draw:connector draw:style-name="gr5" draw:text-style-name="P5" draw:layer="layout" svg:x1="11.915cm" svg:y1="6.604cm" svg:x2="11.773cm" svg:y2="7.241cm" draw:start-shape="id3" draw:start-glue-point="3" draw:end-shape="id4" draw:end-glue-point="0" svg:d="M11915 6604h-142v637" svg:viewBox="0 0 143 638">
            <text:p/>
          </draw:connector>
          <draw:frame draw:style-name="gr14" draw:text-style-name="P4" draw:layer="layout" svg:width="4.126cm" svg:height="1.016cm" svg:x="9.882cm" svg:y="11.384cm">
            <draw:text-box>
              <text:p><text:span text:style-name="T2">I2C_RX_LSB_FIRST</text:span></text:p>
              <text:p><text:span text:style-name="T2">I2C_TX_LSB_FIRST</text:span></text:p>
            </draw:text-box>
          </draw:frame>
          <draw:line draw:style-name="gr5" draw:text-style-name="P5" draw:layer="layout" svg:x1="11.346cm" svg:y1="11.557cm" svg:x2="11.346cm" svg:y2="10.922cm">
            <text:p/>
          </draw:line>
          <draw:frame draw:style-name="gr15" draw:text-style-name="P4" draw:layer="layout" svg:width="3.984cm" svg:height="0.885cm" svg:x="4.883cm" svg:y="5.58cm">
            <draw:text-box>
              <text:p><text:span text:style-name="T2">I2C_TRANS_START</text:span></text:p>
            </draw:text-box>
          </draw:frame>
          <draw:line draw:style-name="gr5" draw:text-style-name="P5" draw:layer="layout" svg:x1="8.074cm" svg:y1="5.969cm" svg:x2="9.781cm" svg:y2="5.969cm">
            <text:p/>
          </draw:line>
          <draw:line draw:style-name="gr5" draw:text-style-name="P8" draw:layer="layout" svg:x1="11.773cm" svg:y1="9.322cm" svg:x2="11.773cm" svg:y2="10.033cm">
            <text:p/>
          </draw:line>
          <draw:line draw:style-name="gr7" draw:text-style-name="P8" draw:layer="layout" svg:x1="3.244cm" svg:y1="8.927cm" svg:x2="3.529cm" svg:y2="9.181cm">
            <text:p/>
          </draw:line>
          <draw:line draw:style-name="gr7" draw:text-style-name="P8" draw:layer="layout" svg:x1="3.357cm" svg:y1="8.928cm" svg:x2="3.642cm" svg:y2="9.182cm">
            <text:p/>
          </draw:line>
          <draw:line draw:style-name="gr7" draw:text-style-name="P8" draw:layer="layout" svg:x1="6.717cm" svg:y1="10.427cm" svg:x2="7.002cm" svg:y2="10.681cm">
            <text:p/>
          </draw:line>
          <draw:line draw:style-name="gr7" draw:text-style-name="P8" draw:layer="layout" svg:x1="6.83cm" svg:y1="10.428cm" svg:x2="7.115cm" svg:y2="10.682cm">
            <text:p/>
          </draw:line>
          <draw:line draw:style-name="gr7" draw:text-style-name="P8" draw:layer="layout" svg:x1="11.198cm" svg:y1="4.327cm" svg:x2="11.483cm" svg:y2="4.581cm">
            <text:p/>
          </draw:line>
          <draw:line draw:style-name="gr7" draw:text-style-name="P8" draw:layer="layout" svg:x1="11.311cm" svg:y1="4.328cm" svg:x2="11.596cm" svg:y2="4.582cm">
            <text:p/>
          </draw:line>
          <draw:connector draw:style-name="gr5" draw:text-style-name="P8" draw:layer="layout" svg:x1="9.781cm" svg:y1="5.717cm" svg:x2="10.635cm" svg:y2="2.033cm" draw:start-shape="id5" draw:start-glue-point="3" draw:end-shape="id6" draw:end-glue-point="4" svg:d="M9781 5717h-501v-3684h1355" svg:viewBox="0 0 1356 3685">
            <text:p/>
          </draw:connector>
          <draw:connector draw:style-name="gr5" draw:text-style-name="P8" draw:layer="layout" svg:x1="12.297cm" svg:y1="2.033cm" svg:x2="13.765cm" svg:y2="5.717cm" draw:start-shape="id6" draw:start-glue-point="5" draw:end-shape="id5" svg:d="M12297 2033h1969v3684h-501" svg:viewBox="0 0 1970 3685">
            <text:p/>
          </draw:connector>
        </draw:g>
        <draw:frame draw:style-name="gr16" draw:text-style-name="P9" draw:layer="layout" svg:width="4.599cm" svg:height="1.809cm" svg:x="10.201cm" svg:y="26.7cm">
          <draw:text-box>
            <text:p><text:span text:style-name="T4">725 I2C_Master</text:span></text:p>
          </draw:text-box>
        </draw:frame>
        <draw:g xml:id="id10" draw:id="id10">
          <draw:glue-point draw:id="4" svg:x="-5.006cm" svg:y="-1.257cm"/>
          <draw:glue-point draw:id="5" svg:x="5cm" svg:y="-1.257cm"/>
          <draw:rect draw:style-name="gr2" draw:text-style-name="P3" draw:layer="layout" svg:width="1.789cm" svg:height="0.537cm" svg:x="11.458cm" svg:y="13.526cm">
            <text:p text:style-name="P2"><text:span text:style-name="T1">cmd0</text:span></text:p>
          </draw:rect>
          <draw:rect draw:style-name="gr2" draw:text-style-name="P3" draw:layer="layout" svg:width="1.788cm" svg:height="0.536cm" svg:x="11.46cm" svg:y="14.059cm">
            <text:p text:style-name="P2"><text:span text:style-name="T1">cmd1</text:span></text:p>
          </draw:rect>
          <draw:rect draw:style-name="gr2" draw:text-style-name="P3" draw:layer="layout" svg:width="1.788cm" svg:height="0.539cm" svg:x="11.461cm" svg:y="14.59cm">
            <text:p text:style-name="P2"><text:span text:style-name="T1">...</text:span></text:p>
          </draw:rect>
          <draw:rect draw:style-name="gr2" draw:text-style-name="P3" draw:layer="layout" svg:width="1.788cm" svg:height="0.538cm" svg:x="11.461cm" svg:y="15.122cm">
            <text:p text:style-name="P2"><text:span text:style-name="T1">cmd7</text:span></text:p>
          </draw:rect>
        </draw:g>
        <draw:rect draw:style-name="gr2" draw:text-style-name="P3" xml:id="id9" draw:id="id9" draw:layer="layout" svg:width="4.292cm" svg:height="0.983cm" svg:x="10.539cm" svg:y="16.817cm">
          <text:p text:style-name="P2"><text:span text:style-name="T1">CMD_Controller</text:span></text:p>
        </draw:rect>
        <draw:rect draw:style-name="gr2" draw:text-style-name="P3" xml:id="id8" draw:id="id8" draw:layer="layout" svg:width="2.146cm" svg:height="0.934cm" svg:x="11.612cm" svg:y="19.746cm">
          <text:p text:style-name="P2"><text:span text:style-name="T1">SCL_FSM</text:span></text:p>
        </draw:rect>
        <draw:rect draw:style-name="gr2" draw:text-style-name="P3" draw:layer="layout" svg:width="3.326cm" svg:height="0.933cm" svg:x="11.614cm" svg:y="21.006cm">
          <text:p text:style-name="P2"><text:span text:style-name="T1">SCL_MAIN_FSM</text:span></text:p>
        </draw:rect>
        <draw:rect draw:style-name="gr2" draw:text-style-name="P3" draw:layer="layout" svg:width="3.682cm" svg:height="0.933cm" svg:x="10.819cm" svg:y="22.675cm">
          <text:p text:style-name="P2"><text:span text:style-name="T1">DATA_Shifter</text:span></text:p>
        </draw:rect>
        <draw:frame draw:style-name="gr17" draw:text-style-name="P4" draw:layer="layout" svg:width="1.84cm" svg:height="0.955cm" svg:x="9.96cm" svg:y="14.4cm">
          <draw:text-box>
            <text:p><text:span text:style-name="T2">cmd_rd</text:span></text:p>
          </draw:text-box>
        </draw:frame>
        <draw:frame draw:style-name="gr18" draw:text-style-name="P4" draw:layer="layout" svg:width="2.274cm" svg:height="0.954cm" svg:x="13.145cm" svg:y="14.746cm">
          <draw:text-box>
            <text:p><text:span text:style-name="T2">cmd_done</text:span></text:p>
          </draw:text-box>
        </draw:frame>
        <draw:frame draw:style-name="gr19" draw:text-style-name="P4" draw:layer="layout" svg:width="2.968cm" svg:height="0.615cm" svg:x="12.257cm" svg:y="15.668cm">
          <draw:text-box>
            <text:p><text:span text:style-name="T2">cmd_content</text:span></text:p>
          </draw:text-box>
        </draw:frame>
        <draw:line draw:style-name="gr5" draw:text-style-name="P5" draw:layer="layout" svg:x1="10.899cm" svg:y1="20.124cm" svg:x2="11.613cm" svg:y2="20.124cm">
          <text:p/>
        </draw:line>
        <draw:line draw:style-name="gr5" draw:text-style-name="P5" draw:layer="layout" svg:x1="10.9cm" svg:y1="21.326cm" svg:x2="11.615cm" svg:y2="21.326cm">
          <text:p/>
        </draw:line>
        <draw:line draw:style-name="gr7" draw:text-style-name="P5" draw:layer="layout" svg:x1="10.9cm" svg:y1="17.8cm" svg:x2="10.906cm" svg:y2="21.32cm">
          <text:p/>
        </draw:line>
        <draw:line draw:style-name="gr5" draw:text-style-name="P5" draw:layer="layout" svg:x1="13.758cm" svg:y1="20.357cm" svg:x2="16.823cm" svg:y2="20.357cm">
          <text:p/>
        </draw:line>
        <draw:frame draw:style-name="gr20" draw:text-style-name="P4" draw:layer="layout" svg:width="1.992cm" svg:height="0.613cm" svg:x="15.36cm" svg:y="19.854cm">
          <draw:text-box>
            <text:p><text:span text:style-name="T2">SCL</text:span></text:p>
          </draw:text-box>
        </draw:frame>
        <draw:frame draw:style-name="gr19" draw:text-style-name="P4" draw:layer="layout" svg:width="1.993cm" svg:height="0.615cm" svg:x="15.239cm" svg:y="22.683cm">
          <draw:text-box>
            <text:p><text:span text:style-name="T2">SDA</text:span></text:p>
          </draw:text-box>
        </draw:frame>
        <draw:line draw:style-name="gr9" draw:text-style-name="P5" draw:layer="layout" svg:x1="11.612cm" svg:y1="21.744cm" svg:x2="7.816cm" svg:y2="21.744cm">
          <text:p/>
        </draw:line>
        <draw:frame draw:style-name="gr21" draw:text-style-name="P4" draw:layer="layout" svg:width="1.379cm" svg:height="0.614cm" svg:x="8.746cm" svg:y="21.241cm">
          <draw:text-box>
            <text:p><text:span text:style-name="T2">r/w</text:span></text:p>
          </draw:text-box>
        </draw:frame>
        <draw:line draw:style-name="gr10" draw:text-style-name="P6" draw:layer="layout" svg:x1="7.807cm" svg:y1="23.209cm" svg:x2="10.784cm" svg:y2="23.209cm">
          <text:p/>
        </draw:line>
        <draw:frame draw:style-name="gr22" draw:text-style-name="P4" draw:layer="layout" svg:width="2.443cm" svg:height="0.953cm" svg:x="8.057cm" svg:y="23.4cm">
          <draw:text-box>
            <text:p><text:span text:style-name="T2">rdata/wdata</text:span></text:p>
          </draw:text-box>
        </draw:frame>
        <draw:line draw:style-name="gr10" draw:text-style-name="P6" draw:layer="layout" svg:x1="14.524cm" svg:y1="23.209cm" svg:x2="16.915cm" svg:y2="23.209cm">
          <text:p/>
        </draw:line>
        <draw:line draw:style-name="gr12" draw:text-style-name="P6" draw:layer="layout" svg:x1="3.9cm" svg:y1="22.236cm" svg:x2="5.831cm" svg:y2="22.236cm">
          <text:p/>
        </draw:line>
        <draw:frame draw:style-name="gr23" draw:text-style-name="P4" draw:layer="layout" svg:width="2.299cm" svg:height="0.794cm" svg:x="3.929cm" svg:y="21.59cm">
          <draw:text-box>
            <text:p><text:span text:style-name="T2">APB BUS</text:span></text:p>
          </draw:text-box>
        </draw:frame>
        <draw:frame draw:style-name="gr24" draw:text-style-name="P4" draw:layer="layout" svg:width="4.051cm" svg:height="1.901cm" svg:x="13.549cm" svg:y="17.899cm">
          <draw:text-box>
            <text:p><text:span text:style-name="T2">SCL_LOW_PERIOD</text:span></text:p>
            <text:p><text:span text:style-name="T2">SCL_HIGH_PERIOD</text:span></text:p>
            <text:p><text:span text:style-name="T2">SCL_WAIT_HIGH_PERIOD</text:span></text:p>
            <text:p><text:span text:style-name="T2">SCL_START_HOLD_TIME</text:span></text:p>
            <text:p><text:span text:style-name="T2">SCL_STOP_HOLD_TIME</text:span></text:p>
          </draw:text-box>
        </draw:frame>
        <draw:line draw:style-name="gr7" draw:text-style-name="P5" xml:id="id7" draw:id="id7" draw:layer="layout" svg:x1="12.838cm" svg:y1="19.078cm" svg:x2="13.604cm" svg:y2="19.078cm">
          <text:p/>
        </draw:line>
        <draw:connector draw:style-name="gr5" draw:text-style-name="P5" draw:layer="layout" svg:x1="12.838cm" svg:y1="19.078cm" svg:x2="12.685cm" svg:y2="19.746cm" draw:start-shape="id7" draw:start-glue-point="3" draw:end-shape="id8" draw:end-glue-point="0" svg:d="M12838 19078h-153v668" svg:viewBox="0 0 154 669">
          <text:p/>
        </draw:connector>
        <draw:frame draw:style-name="gr25" draw:text-style-name="P4" draw:layer="layout" svg:width="4.444cm" svg:height="1.066cm" svg:x="10.656cm" svg:y="24.234cm">
          <draw:text-box>
            <text:p><text:span text:style-name="T2">I2C_RX_LSB_FIRST</text:span></text:p>
            <text:p><text:span text:style-name="T2">I2C_TX_LSB_FIRST</text:span></text:p>
          </draw:text-box>
        </draw:frame>
        <draw:line draw:style-name="gr5" draw:text-style-name="P5" draw:layer="layout" svg:x1="12.225cm" svg:y1="24.27cm" svg:x2="12.225cm" svg:y2="23.604cm">
          <text:p/>
        </draw:line>
        <draw:frame draw:style-name="gr26" draw:text-style-name="P4" draw:layer="layout" svg:width="3.337cm" svg:height="0.581cm" svg:x="5.663cm" svg:y="17.404cm">
          <draw:text-box>
            <text:p><text:span text:style-name="T2">I2C_TRANS_START</text:span></text:p>
          </draw:text-box>
        </draw:frame>
        <draw:line draw:style-name="gr5" draw:text-style-name="P5" draw:layer="layout" svg:x1="8.7cm" svg:y1="17.613cm" svg:x2="10.539cm" svg:y2="17.613cm">
          <text:p/>
        </draw:line>
        <draw:line draw:style-name="gr5" draw:text-style-name="P8" draw:layer="layout" svg:x1="12.685cm" svg:y1="21.927cm" svg:x2="12.685cm" svg:y2="22.672cm">
          <text:p/>
        </draw:line>
        <draw:line draw:style-name="gr7" draw:text-style-name="P8" draw:layer="layout" svg:x1="4.583cm" svg:y1="22.142cm" svg:x2="4.89cm" svg:y2="22.408cm">
          <text:p/>
        </draw:line>
        <draw:line draw:style-name="gr7" draw:text-style-name="P8" draw:layer="layout" svg:x1="4.705cm" svg:y1="22.143cm" svg:x2="5.012cm" svg:y2="22.409cm">
          <text:p/>
        </draw:line>
        <draw:line draw:style-name="gr7" draw:text-style-name="P8" draw:layer="layout" svg:x1="9.169cm" svg:y1="23.085cm" svg:x2="9.476cm" svg:y2="23.351cm">
          <text:p/>
        </draw:line>
        <draw:line draw:style-name="gr7" draw:text-style-name="P8" draw:layer="layout" svg:x1="9.291cm" svg:y1="23.086cm" svg:x2="9.598cm" svg:y2="23.352cm">
          <text:p/>
        </draw:line>
        <draw:line draw:style-name="gr7" draw:text-style-name="P8" draw:layer="layout" svg:x1="12.066cm" svg:y1="15.892cm" svg:x2="12.373cm" svg:y2="16.158cm">
          <text:p/>
        </draw:line>
        <draw:line draw:style-name="gr7" draw:text-style-name="P8" draw:layer="layout" svg:x1="12.188cm" svg:y1="15.893cm" svg:x2="12.495cm" svg:y2="16.159cm">
          <text:p/>
        </draw:line>
        <draw:connector draw:style-name="gr5" draw:text-style-name="P8" draw:layer="layout" svg:x1="10.539cm" svg:y1="17.308cm" svg:x2="11.458cm" svg:y2="14.325cm" draw:start-shape="id9" draw:start-glue-point="3" draw:end-shape="id10" draw:end-glue-point="4" svg:d="M10539 17308h-501v-2983h1420" svg:viewBox="0 0 1421 2984">
          <text:p/>
        </draw:connector>
        <draw:connector draw:style-name="gr5" draw:text-style-name="P8" draw:layer="layout" svg:x1="13.248cm" svg:y1="14.325cm" svg:x2="14.831cm" svg:y2="17.308cm" draw:start-shape="id10" draw:start-glue-point="5" draw:end-shape="id9" svg:d="M13248 14325h2084v2983h-501" svg:viewBox="0 0 2085 2984">
          <text:p/>
        </draw:connector>
        <draw:line draw:style-name="gr27" draw:text-style-name="P8" draw:layer="layout" svg:x1="12.225cm" svg:y1="15.662cm" svg:x2="12.225cm" svg:y2="16.814cm">
          <text:p/>
        </draw:line>
        <draw:custom-shape draw:style-name="gr28" draw:text-style-name="P10" draw:layer="layout" svg:width="2.031cm" svg:height="4.29cm" svg:x="5.795cm" svg:y="20.297cm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1.661cm" svg:height="1.555cm" svg:x="5.979cm" svg:y="20.795cm">
          <text:p text:style-name="P2"><text:span text:style-name="T1">TX RAM</text:span></text:p>
        </draw:rect>
        <draw:frame draw:style-name="gr18" draw:text-style-name="P4" draw:layer="layout" svg:width="1.923cm" svg:height="0.954cm" svg:x="5.889cm" svg:y="20.262cm">
          <draw:text-box>
            <text:p><text:span text:style-name="T2">32x8bits</text:span></text:p>
          </draw:text-box>
        </draw:frame>
        <draw:rect draw:style-name="gr2" draw:text-style-name="P3" draw:layer="layout" svg:width="1.7cm" svg:height="1.593cm" svg:x="5.94cm" svg:y="22.853cm">
          <text:p text:style-name="P2"><text:span text:style-name="T1">RX RAM</text:span></text:p>
        </draw:rect>
        <draw:frame draw:style-name="gr18" draw:text-style-name="P4" draw:layer="layout" svg:width="1.931cm" svg:height="0.954cm" svg:x="5.89cm" svg:y="22.359cm">
          <draw:text-box>
            <text:p><text:span text:style-name="T2">32x8bits</text:span></text:p>
          </draw:text-box>
        </draw:frame>
      </draw:page>
      <draw:page draw:name="page2" draw:style-name="dp1" draw:master-page-name="默认">
        <draw:custom-shape draw:style-name="gr29" draw:text-style-name="P11" draw:layer="layout" svg:width="4.6cm" svg:height="0.9cm" svg:x="3.9cm" svg:y="14.1cm">
          <text:p text:style-name="P2"><text:span text:style-name="T5">APB_CLK domain</text:span>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5.783cm" svg:height="1.309cm" svg:x="7.317cm" svg:y="26.991cm">
          <draw:text-box>
            <text:p><text:span text:style-name="T4">728 I2C_Master</text:span></text:p>
          </draw:text-box>
        </draw:frame>
        <draw:g xml:id="id14" draw:id="id14">
          <draw:glue-point draw:id="4" svg:x="-5.006cm" svg:y="-1.257cm"/>
          <draw:glue-point draw:id="5" svg:x="5cm" svg:y="-1.257cm"/>
          <draw:rect draw:style-name="gr31" draw:text-style-name="P12" draw:layer="layout" svg:width="1.789cm" svg:height="0.537cm" svg:x="11.458cm" svg:y="13.526cm">
            <text:p text:style-name="P2"><text:span text:style-name="T1">cmd0</text:span></text:p>
          </draw:rect>
          <draw:rect draw:style-name="gr31" draw:text-style-name="P12" draw:layer="layout" svg:width="1.788cm" svg:height="0.536cm" svg:x="11.46cm" svg:y="14.059cm">
            <text:p text:style-name="P2"><text:span text:style-name="T1">cmd1</text:span></text:p>
          </draw:rect>
          <draw:rect draw:style-name="gr31" draw:text-style-name="P12" draw:layer="layout" svg:width="1.788cm" svg:height="0.539cm" svg:x="11.461cm" svg:y="14.59cm">
            <text:p text:style-name="P2"><text:span text:style-name="T1">...</text:span></text:p>
          </draw:rect>
          <draw:rect draw:style-name="gr31" draw:text-style-name="P12" draw:layer="layout" svg:width="1.788cm" svg:height="0.538cm" svg:x="11.461cm" svg:y="15.122cm">
            <text:p text:style-name="P2"><text:span text:style-name="T1">cmd7</text:span></text:p>
          </draw:rect>
        </draw:g>
        <draw:rect draw:style-name="gr31" draw:text-style-name="P12" xml:id="id13" draw:id="id13" draw:layer="layout" svg:width="4.292cm" svg:height="0.983cm" svg:x="10.539cm" svg:y="16.817cm">
          <text:p text:style-name="P2"><text:span text:style-name="T1">CMD_Controller</text:span></text:p>
        </draw:rect>
        <draw:rect draw:style-name="gr32" draw:text-style-name="P13" xml:id="id12" draw:id="id12" draw:layer="layout" svg:width="2.146cm" svg:height="0.934cm" svg:x="11.612cm" svg:y="19.746cm">
          <text:p text:style-name="P2"><text:span text:style-name="T1">SCL_FSM</text:span></text:p>
        </draw:rect>
        <draw:rect draw:style-name="gr32" draw:text-style-name="P13" draw:layer="layout" svg:width="3.326cm" svg:height="0.933cm" svg:x="11.614cm" svg:y="21.006cm">
          <text:p text:style-name="P2"><text:span text:style-name="T1">SCL_MAIN_FSM</text:span></text:p>
        </draw:rect>
        <draw:rect draw:style-name="gr32" draw:text-style-name="P13" draw:layer="layout" svg:width="3.682cm" svg:height="0.933cm" svg:x="10.819cm" svg:y="22.675cm">
          <text:p text:style-name="P2"><text:span text:style-name="T1">DATA_Shifter</text:span></text:p>
        </draw:rect>
        <draw:frame draw:style-name="gr17" draw:text-style-name="P4" draw:layer="layout" svg:width="1.84cm" svg:height="0.955cm" svg:x="10cm" svg:y="14.445cm">
          <draw:text-box>
            <text:p><text:span text:style-name="T2">cmd_rd</text:span></text:p>
          </draw:text-box>
        </draw:frame>
        <draw:frame draw:style-name="gr18" draw:text-style-name="P4" draw:layer="layout" svg:width="2.274cm" svg:height="0.954cm" svg:x="13.145cm" svg:y="14.746cm">
          <draw:text-box>
            <text:p><text:span text:style-name="T2">cmd_done</text:span></text:p>
          </draw:text-box>
        </draw:frame>
        <draw:frame draw:style-name="gr33" draw:text-style-name="P4" draw:layer="layout" svg:width="2.968cm" svg:height="0.674cm" svg:x="12.257cm" svg:y="15.668cm">
          <draw:text-box>
            <text:p><text:span text:style-name="T2">cmd_content</text:span></text:p>
          </draw:text-box>
        </draw:frame>
        <draw:line draw:style-name="gr5" draw:text-style-name="P5" draw:layer="layout" svg:x1="10.799cm" svg:y1="20.124cm" svg:x2="11.612cm" svg:y2="20.124cm">
          <text:p/>
        </draw:line>
        <draw:line draw:style-name="gr5" draw:text-style-name="P5" draw:layer="layout" svg:x1="10.8cm" svg:y1="21.4cm" svg:x2="11.613cm" svg:y2="21.4cm">
          <text:p/>
        </draw:line>
        <draw:line draw:style-name="gr7" draw:text-style-name="P5" draw:layer="layout" svg:x1="10.8cm" svg:y1="21.4cm" svg:x2="10.8cm" svg:y2="17.799cm">
          <text:p/>
        </draw:line>
        <draw:line draw:style-name="gr5" draw:text-style-name="P5" draw:layer="layout" svg:x1="13.758cm" svg:y1="20.357cm" svg:x2="16.823cm" svg:y2="20.357cm">
          <text:p/>
        </draw:line>
        <draw:frame draw:style-name="gr33" draw:text-style-name="P4" draw:layer="layout" svg:width="1.992cm" svg:height="0.674cm" svg:x="15.36cm" svg:y="19.854cm">
          <draw:text-box>
            <text:p><text:span text:style-name="T2">SCL</text:span></text:p>
          </draw:text-box>
        </draw:frame>
        <draw:frame draw:style-name="gr33" draw:text-style-name="P4" draw:layer="layout" svg:width="1.993cm" svg:height="0.674cm" svg:x="15.239cm" svg:y="22.683cm">
          <draw:text-box>
            <text:p><text:span text:style-name="T2">SDA</text:span></text:p>
          </draw:text-box>
        </draw:frame>
        <draw:line draw:style-name="gr9" draw:text-style-name="P5" draw:layer="layout" svg:x1="11.612cm" svg:y1="21.744cm" svg:x2="7.816cm" svg:y2="21.744cm">
          <text:p/>
        </draw:line>
        <draw:frame draw:style-name="gr33" draw:text-style-name="P4" draw:layer="layout" svg:width="1.379cm" svg:height="0.674cm" svg:x="8.746cm" svg:y="21.241cm">
          <draw:text-box>
            <text:p><text:span text:style-name="T2">r/w</text:span></text:p>
          </draw:text-box>
        </draw:frame>
        <draw:line draw:style-name="gr10" draw:text-style-name="P6" draw:layer="layout" svg:x1="7.807cm" svg:y1="23.209cm" svg:x2="10.784cm" svg:y2="23.209cm">
          <text:p/>
        </draw:line>
        <draw:frame draw:style-name="gr22" draw:text-style-name="P4" draw:layer="layout" svg:width="2.443cm" svg:height="0.953cm" svg:x="8.053cm" svg:y="23.272cm">
          <draw:text-box>
            <text:p><text:span text:style-name="T2">rdata/wdata</text:span></text:p>
          </draw:text-box>
        </draw:frame>
        <draw:line draw:style-name="gr10" draw:text-style-name="P6" draw:layer="layout" svg:x1="14.524cm" svg:y1="23.209cm" svg:x2="16.915cm" svg:y2="23.209cm">
          <text:p/>
        </draw:line>
        <draw:line draw:style-name="gr12" draw:text-style-name="P6" draw:layer="layout" svg:x1="3.9cm" svg:y1="22.236cm" svg:x2="5.831cm" svg:y2="22.236cm">
          <text:p/>
        </draw:line>
        <draw:frame draw:style-name="gr23" draw:text-style-name="P4" draw:layer="layout" svg:width="2.299cm" svg:height="0.794cm" svg:x="3.929cm" svg:y="21.59cm">
          <draw:text-box>
            <text:p><text:span text:style-name="T2">APB BUS</text:span></text:p>
          </draw:text-box>
        </draw:frame>
        <draw:frame draw:style-name="gr34" draw:text-style-name="P4" draw:layer="layout" svg:width="4.051cm" svg:height="2.366cm" svg:x="13.449cm" svg:y="17.838cm">
          <draw:text-box>
            <text:p><text:span text:style-name="T2">SCL_LOW_PERIOD</text:span></text:p>
            <text:p><text:span text:style-name="T2">SCL_HIGH_PERIOD</text:span></text:p>
            <text:p><text:span text:style-name="T2">SCL_WAIT_HIGH_PERIOD</text:span></text:p>
            <text:p><text:span text:style-name="T2">SCL_START_HOLD_TIME</text:span></text:p>
            <text:p><text:span text:style-name="T2">SCL_STOP_HOLD_TIME</text:span></text:p>
          </draw:text-box>
        </draw:frame>
        <draw:line draw:style-name="gr7" draw:text-style-name="P5" xml:id="id11" draw:id="id11" draw:layer="layout" svg:x1="12.838cm" svg:y1="19.078cm" svg:x2="13.604cm" svg:y2="19.078cm">
          <text:p/>
        </draw:line>
        <draw:connector draw:style-name="gr5" draw:text-style-name="P5" draw:layer="layout" svg:x1="12.838cm" svg:y1="19.078cm" svg:x2="12.685cm" svg:y2="19.746cm" draw:start-shape="id11" draw:start-glue-point="3" draw:end-shape="id12" draw:end-glue-point="0" svg:d="M12838 19078h-153v668" svg:viewBox="0 0 154 669">
          <text:p/>
        </draw:connector>
        <draw:frame draw:style-name="gr35" draw:text-style-name="P4" draw:layer="layout" svg:width="4.444cm" svg:height="1.097cm" svg:x="10.656cm" svg:y="24.3cm">
          <draw:text-box>
            <text:p><text:span text:style-name="T2">I2C_RX_LSB_FIRST</text:span></text:p>
            <text:p><text:span text:style-name="T2">I2C_TX_LSB_FIRST</text:span></text:p>
          </draw:text-box>
        </draw:frame>
        <draw:line draw:style-name="gr5" draw:text-style-name="P5" draw:layer="layout" svg:x1="12.225cm" svg:y1="24.27cm" svg:x2="12.225cm" svg:y2="23.604cm">
          <text:p/>
        </draw:line>
        <draw:frame draw:style-name="gr33" draw:text-style-name="P4" draw:layer="layout" svg:width="3.337cm" svg:height="0.674cm" svg:x="5.663cm" svg:y="17.404cm">
          <draw:text-box>
            <text:p><text:span text:style-name="T2">I2C_TRANS_START</text:span></text:p>
          </draw:text-box>
        </draw:frame>
        <draw:line draw:style-name="gr5" draw:text-style-name="P5" draw:layer="layout" svg:x1="8.7cm" svg:y1="17.613cm" svg:x2="10.539cm" svg:y2="17.613cm">
          <text:p/>
        </draw:line>
        <draw:line draw:style-name="gr5" draw:text-style-name="P8" draw:layer="layout" svg:x1="12.685cm" svg:y1="21.927cm" svg:x2="12.685cm" svg:y2="22.672cm">
          <text:p/>
        </draw:line>
        <draw:line draw:style-name="gr7" draw:text-style-name="P8" draw:layer="layout" svg:x1="4.583cm" svg:y1="22.142cm" svg:x2="4.89cm" svg:y2="22.408cm">
          <text:p/>
        </draw:line>
        <draw:line draw:style-name="gr7" draw:text-style-name="P8" draw:layer="layout" svg:x1="4.705cm" svg:y1="22.143cm" svg:x2="5.012cm" svg:y2="22.409cm">
          <text:p/>
        </draw:line>
        <draw:line draw:style-name="gr7" draw:text-style-name="P8" draw:layer="layout" svg:x1="9.169cm" svg:y1="23.085cm" svg:x2="9.476cm" svg:y2="23.351cm">
          <text:p/>
        </draw:line>
        <draw:line draw:style-name="gr7" draw:text-style-name="P8" draw:layer="layout" svg:x1="9.291cm" svg:y1="23.086cm" svg:x2="9.598cm" svg:y2="23.352cm">
          <text:p/>
        </draw:line>
        <draw:line draw:style-name="gr7" draw:text-style-name="P8" draw:layer="layout" svg:x1="12.066cm" svg:y1="15.892cm" svg:x2="12.373cm" svg:y2="16.158cm">
          <text:p/>
        </draw:line>
        <draw:line draw:style-name="gr7" draw:text-style-name="P8" draw:layer="layout" svg:x1="12.188cm" svg:y1="15.893cm" svg:x2="12.495cm" svg:y2="16.159cm">
          <text:p/>
        </draw:line>
        <draw:connector draw:style-name="gr5" draw:text-style-name="P8" draw:layer="layout" svg:x1="10.539cm" svg:y1="17.308cm" svg:x2="11.458cm" svg:y2="14.325cm" draw:start-shape="id13" draw:start-glue-point="3" draw:end-shape="id14" draw:end-glue-point="4" svg:d="M10539 17308h-501v-2983h1420" svg:viewBox="0 0 1421 2984">
          <text:p/>
        </draw:connector>
        <draw:connector draw:style-name="gr5" draw:text-style-name="P8" draw:layer="layout" svg:x1="13.248cm" svg:y1="14.325cm" svg:x2="14.831cm" svg:y2="17.308cm" draw:start-shape="id14" draw:start-glue-point="5" draw:end-shape="id13" svg:d="M13248 14325h2084v2983h-501" svg:viewBox="0 0 2085 2984">
          <text:p/>
        </draw:connector>
        <draw:line draw:style-name="gr36" draw:text-style-name="P8" draw:layer="layout" svg:x1="12.225cm" svg:y1="15.662cm" svg:x2="12.225cm" svg:y2="16.814cm">
          <text:p/>
        </draw:line>
        <draw:custom-shape draw:style-name="gr37" draw:text-style-name="P14" draw:layer="layout" svg:width="2.031cm" svg:height="4.29cm" svg:x="5.795cm" svg:y="20.297cm">
          <text:p/>
          <draw:enhanced-geometry svg:viewBox="0 0 21600 21600" draw:type="rectangle" draw:enhanced-path="M 0 0 L 21600 0 21600 21600 0 21600 0 0 Z N"/>
        </draw:custom-shape>
        <draw:rect draw:style-name="gr31" draw:text-style-name="P12" draw:layer="layout" svg:width="1.661cm" svg:height="1.555cm" svg:x="5.979cm" svg:y="20.795cm">
          <text:p text:style-name="P2"><text:span text:style-name="T1">TX RAM</text:span></text:p>
        </draw:rect>
        <draw:frame draw:style-name="gr18" draw:text-style-name="P4" draw:layer="layout" svg:width="1.923cm" svg:height="0.954cm" svg:x="5.889cm" svg:y="20.262cm">
          <draw:text-box>
            <text:p><text:span text:style-name="T2">32x8bits</text:span></text:p>
          </draw:text-box>
        </draw:frame>
        <draw:rect draw:style-name="gr31" draw:text-style-name="P12" draw:layer="layout" svg:width="1.7cm" svg:height="1.593cm" svg:x="5.94cm" svg:y="22.853cm">
          <text:p text:style-name="P2"><text:span text:style-name="T1">RX RAM</text:span></text:p>
        </draw:rect>
        <draw:frame draw:style-name="gr18" draw:text-style-name="P4" draw:layer="layout" svg:width="1.931cm" svg:height="0.954cm" svg:x="5.89cm" svg:y="22.359cm">
          <draw:text-box>
            <text:p><text:span text:style-name="T2">32x8bits</text:span></text:p>
          </draw:text-box>
        </draw:frame>
        <draw:custom-shape draw:style-name="gr38" draw:text-style-name="P15" draw:layer="layout" svg:width="4.6cm" svg:height="0.9cm" svg:x="3.9cm" svg:y="15.3cm">
          <text:p text:style-name="P2"><text:span text:style-name="T5">I2C_SCLK doma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5:55:20.011942093</meta:creation-date>
    <dc:date>2021-09-07T19:31:45.084631209</dc:date>
    <meta:editing-duration>PT18M27S</meta:editing-duration>
    <meta:editing-cycles>6</meta:editing-cycles>
    <meta:generator>LibreOffice/6.0.7.3$MacOSX_X86_64 LibreOffice_project/dc89aa7a9eabfd848af146d5086077aeed2ae4a5</meta:generator>
    <meta:document-statistic meta:object-count="146"/>
  </office:meta>
</office:document-meta>
</file>